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124" officeooo:paragraph-rsid="0018e124"/>
    </style:style>
    <style:style style:name="T1" style:family="text">
      <style:text-properties officeooo:rsid="00199608"/>
    </style:style>
    <style:style style:name="T2" style:family="text">
      <style:text-properties officeooo:rsid="0019d4c0"/>
    </style:style>
    <style:style style:name="T3" style:family="text">
      <style:text-properties officeooo:rsid="001b0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втоматизируем такие сценарии которые:<text:line-break/> - должны запускаться чаще <text:s/>всего ( смок, регресс) <text:s/></text:p>
      <text:p text:style-name="P1">- <text:span text:style-name="T1">критичны для бизнеса чтобы минимизировать человеческий фактор<text:line-break/> - тесты которые долго выполняются руками</text:span></text:p>
      <text:p text:style-name="P1">- <text:span text:style-name="T2">тесты которые стабильны</text:span></text:p>
      <text:p text:style-name="P1"><text:s/>- <text:span text:style-name="T3">интеграционные тесты чтобы мокать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7:33:46.608000000</meta:creation-date>
    <dc:date>2025-09-23T17:36:51.363000000</dc:date>
    <meta:editing-duration>PT3M3S</meta:editing-duration>
    <meta:editing-cycles>4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4" meta:word-count="35" meta:character-count="258" meta:non-whitespace-character-count="220"/>
  </office:meta>
</office:document-meta>
</file>